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9ce8" officeooo:paragraph-rsid="000b9ce8"/>
    </style:style>
    <style:style style:name="P2" style:family="paragraph" style:parent-style-name="Standard">
      <style:text-properties officeooo:rsid="000d05af" officeooo:paragraph-rsid="000d05af"/>
    </style:style>
    <style:style style:name="P3" style:family="paragraph" style:parent-style-name="Standard">
      <style:text-properties officeooo:rsid="000d05af" officeooo:paragraph-rsid="000e5301"/>
    </style:style>
    <style:style style:name="P4" style:family="paragraph" style:parent-style-name="Standard">
      <style:text-properties officeooo:rsid="000e5301" officeooo:paragraph-rsid="000e5301"/>
    </style:style>
    <style:style style:name="P5" style:family="paragraph" style:parent-style-name="Standard">
      <style:text-properties fo:font-weight="bold" officeooo:rsid="000e5301" officeooo:paragraph-rsid="000e5301" style:font-weight-asian="bold" style:font-weight-complex="bold"/>
    </style:style>
    <style:style style:name="P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d05af" officeooo:paragraph-rsid="000d05af"/>
    </style:style>
    <style:style style:name="P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d05af" officeooo:paragraph-rsid="000e5301"/>
    </style:style>
    <style:style style:name="P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e5301" officeooo:paragraph-rsid="000e5301"/>
    </style:style>
    <style:style style:name="P9" style:family="paragraph" style:parent-style-name="Standard">
      <style:text-properties officeooo:rsid="000f426c" officeooo:paragraph-rsid="000f426c"/>
    </style:style>
    <style:style style:name="P10" style:family="paragraph" style:parent-style-name="Standard">
      <style:text-properties officeooo:rsid="0010d3a3" officeooo:paragraph-rsid="0010d3a3"/>
    </style:style>
    <style:style style:name="P11" style:family="paragraph" style:parent-style-name="Standard">
      <style:text-properties officeooo:rsid="0012d378" officeooo:paragraph-rsid="0012d378"/>
    </style:style>
    <style:style style:name="T1" style:family="text">
      <style:text-properties officeooo:rsid="000e5301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0d3a3" style:font-size-asian="10pt" style:font-size-complex="10pt"/>
    </style:style>
    <style:style style:name="T4" style:family="text">
      <style:text-properties fo:font-size="10pt" fo:font-style="italic" officeooo:rsid="0010d3a3" style:font-size-asian="10pt" style:font-style-asian="italic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lever par défaut : reset stylesheet</text:p>
      <text:p text:style-name="P1"/>
      <text:p text:style-name="P2">div{</text:p>
      <text:p text:style-name="P2"><text:tab/>animation : nomanimation temps propriétés (alternative / infinite), change_color</text:p>
      <text:p text:style-name="P2">}</text:p>
      <text:p text:style-name="P2"/>
      <text:p text:style-name="P2">@keyframes nomanimation{</text:p>
      <text:p text:style-name="P2"><text:tab/>from { color : blue; } /* from &lt;=&gt; 0% */</text:p>
      <text:p text:style-name="P2"><text:tab/>50%{ top: 1px; }</text:p>
      <text:p text:style-name="P2"><text:tab/>75%{ top: 2px; }</text:p>
      <text:p text:style-name="P2"><text:tab/>100%{ top: 3px; }</text:p>
      <text:p text:style-name="P2">}</text:p>
      <text:p text:style-name="P2"/>
      <text:p text:style-name="P6"/>
      <text:p text:style-name="P2"/>
      <text:p text:style-name="P2">div {</text:p>
      <text:p text:style-name="P2"><text:tab/>transform: translateX : 50% scale(0,5);</text:p>
      <text:p text:style-name="P2"><text:tab/>transition: 5s scale propriétés;</text:p>
      <text:p text:style-name="P2">}</text:p>
      <text:p text:style-name="P2"/>
      <text:p text:style-name="P2">translate3d(w,y,z);</text:p>
      <text:p text:style-name="P2"/>
      <text:p text:style-name="P2">a{</text:p>
      <text:p text:style-name="P2"><text:tab/>transition: 0.3 color;</text:p>
      <text:p text:style-name="P2">}</text:p>
      <text:p text:style-name="P2"/>
      <text:p text:style-name="P3">a:<text:span text:style-name="T1">hover</text:span>{</text:p>
      <text:p text:style-name="P3"><text:tab/>color: red;</text:p>
      <text:p text:style-name="P3">}</text:p>
      <text:p text:style-name="P3"/>
      <text:p text:style-name="P7"/>
      <text:p text:style-name="P3"/>
      <text:p text:style-name="P4">container {</text:p>
      <text:p text:style-name="P4"><text:tab/>display: flex;</text:p>
      <text:p text:style-name="P4"><text:tab/>flex-direction: row reverse;</text:p>
      <text:p text:style-name="P4">}</text:p>
      <text:p text:style-name="P4"/>
      <text:p text:style-name="P8"/>
      <text:p text:style-name="P4"/>
      <text:p text:style-name="P5">Bootstrap : </text:p>
      <text:p text:style-name="P4"/>
      <text:p text:style-name="P4">&lt;div class="container"&gt;</text:p>
      <text:p text:style-name="P4"><text:tab/>&lt;div class="row"&gt;</text:p>
      <text:p text:style-name="P4"><text:tab/><text:tab/>&lt;div class="col-xs-12 col col-md-9&gt;</text:p>
      <text:p text:style-name="P4"><text:tab/><text:tab/>&lt;/div&gt;</text:p>
      <text:p text:style-name="P4"><text:tab/><text:tab/>&lt;div class="col-xs-12 col-md-3&gt;</text:p>
      <text:p text:style-name="P4"><text:tab/><text:tab/>&lt;/div&gt;</text:p>
      <text:p text:style-name="P4"><text:tab/>&lt;/div&gt;</text:p>
      <text:p text:style-name="P4">&lt;/div&gt;</text:p>
      <text:p text:style-name="P4"/>
      <text:p text:style-name="P4">xs -&gt; sm -&gt; md -&gt; lg</text:p>
      <text:p text:style-name="P4"/>
      <text:p text:style-name="P9"><text:soft-page-break/>@keyframes pop{</text:p>
      <text:p text:style-name="P9"><text:tab/>from{transform : scale(1);}</text:p>
      <text:p text:style-name="P9"><text:tab/>to{transform : scale(2);}</text:p>
      <text:p text:style-name="P9">}</text:p>
      <text:p text:style-name="P9"/>
      <text:p text:style-name="P9">pop-animation{</text:p>
      <text:p text:style-name="P9"><text:tab/>animation : 0.3 pop alternate; <text:span text:style-name="T2">/</text:span><text:span text:style-name="T3">* </text:span><text:span text:style-name="T4">alternate permet de lancer pop, puis de le relancer dans l'autre sens */</text:span></text:p>
      <text:p text:style-name="P11">}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1:40:13.417007348</meta:creation-date>
    <meta:generator>LibreOffice/4.3.3.2$Linux_X86_64 LibreOffice_project/430m0$Build-2</meta:generator>
    <dc:date>2016-01-20T15:06:53.532438335</dc:date>
    <meta:editing-duration>PT1H23M12S</meta:editing-duration>
    <meta:editing-cycles>7</meta:editing-cycles>
    <meta:document-statistic meta:table-count="0" meta:image-count="0" meta:object-count="0" meta:page-count="2" meta:paragraph-count="42" meta:word-count="127" meta:character-count="806" meta:non-whitespace-character-count="696"/>
  </office:meta>
</office:document-meta>
</file>